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32de3" officeooo:paragraph-rsid="00032de3"/>
    </style:style>
    <style:style style:name="P2" style:family="paragraph" style:parent-style-name="Text_20_body">
      <style:text-properties officeooo:rsid="0037a16b" officeooo:paragraph-rsid="0037a16b"/>
    </style:style>
    <style:style style:name="P3" style:family="paragraph" style:parent-style-name="Text_20_body">
      <style:text-properties officeooo:rsid="0027301e" officeooo:paragraph-rsid="0027301e"/>
    </style:style>
    <style:style style:name="P4" style:family="paragraph" style:parent-style-name="Standard">
      <style:text-properties officeooo:rsid="0027301e" officeooo:paragraph-rsid="0027301e"/>
    </style:style>
    <style:style style:name="P5" style:family="paragraph" style:parent-style-name="Text_20_body">
      <style:text-properties officeooo:rsid="002906ee" officeooo:paragraph-rsid="002906ee"/>
    </style:style>
    <style:style style:name="P6" style:family="paragraph" style:parent-style-name="Text_20_body">
      <style:text-properties officeooo:rsid="003160ce" officeooo:paragraph-rsid="003160ce"/>
    </style:style>
    <style:style style:name="P7" style:family="paragraph" style:parent-style-name="Text_20_body">
      <style:text-properties officeooo:rsid="003160ce" officeooo:paragraph-rsid="0031b2ed"/>
    </style:style>
    <style:style style:name="P8" style:family="paragraph" style:parent-style-name="Text_20_body">
      <style:text-properties officeooo:paragraph-rsid="001f2f9a"/>
    </style:style>
    <style:style style:name="P9" style:family="paragraph" style:parent-style-name="Heading_20_2">
      <style:text-properties officeooo:rsid="0024b023" officeooo:paragraph-rsid="0024b023"/>
    </style:style>
    <style:style style:name="P10" style:family="paragraph" style:parent-style-name="Heading_20_3">
      <style:text-properties officeooo:rsid="0037a16b" officeooo:paragraph-rsid="0037a16b"/>
    </style:style>
    <style:style style:name="P11" style:family="paragraph" style:parent-style-name="Heading_20_3">
      <style:text-properties officeooo:rsid="0027301e" officeooo:paragraph-rsid="0027301e"/>
    </style:style>
    <style:style style:name="P12" style:family="paragraph" style:parent-style-name="Heading_20_3">
      <style:text-properties officeooo:rsid="003160ce" officeooo:paragraph-rsid="003160ce"/>
    </style:style>
    <style:style style:name="P13" style:family="paragraph" style:parent-style-name="Heading_20_3">
      <style:text-properties officeooo:rsid="002ec218" officeooo:paragraph-rsid="002ec218"/>
    </style:style>
    <style:style style:name="P14" style:family="paragraph" style:parent-style-name="Text_20_body" style:list-style-name="L1">
      <style:text-properties officeooo:paragraph-rsid="00193d7c"/>
    </style:style>
    <style:style style:name="P15" style:family="paragraph" style:parent-style-name="Text_20_body" style:list-style-name="L1">
      <style:paragraph-properties fo:margin-top="0in" fo:margin-bottom="0in" style:contextual-spacing="false"/>
      <style:text-properties officeooo:paragraph-rsid="003eb1ab"/>
    </style:style>
    <style:style style:name="P16" style:family="paragraph" style:parent-style-name="Text_20_body" style:list-style-name="L1">
      <style:text-properties officeooo:paragraph-rsid="003eb1ab"/>
    </style:style>
    <style:style style:name="P17" style:family="paragraph" style:parent-style-name="Text_20_body" style:list-style-name="L1">
      <style:text-properties officeooo:paragraph-rsid="0041dffb"/>
    </style:style>
    <style:style style:name="P18" style:family="paragraph" style:parent-style-name="Text_20_body" style:list-style-name="L1">
      <style:text-properties officeooo:rsid="000d89f7" officeooo:paragraph-rsid="00193d7c"/>
    </style:style>
    <style:style style:name="P19" style:family="paragraph" style:parent-style-name="Text_20_body" style:list-style-name="L2"/>
    <style:style style:name="P20" style:family="paragraph" style:parent-style-name="Text_20_body" style:list-style-name="L3">
      <style:text-properties officeooo:rsid="002906ee" officeooo:paragraph-rsid="002906ee"/>
    </style:style>
    <style:style style:name="P21" style:family="paragraph" style:parent-style-name="Text_20_body" style:list-style-name="L4">
      <style:text-properties officeooo:rsid="003160ce" officeooo:paragraph-rsid="003160ce"/>
    </style:style>
    <style:style style:name="P22" style:family="paragraph" style:parent-style-name="Text_20_body" style:list-style-name="L6">
      <style:paragraph-properties fo:margin-top="0in" fo:margin-bottom="0in" style:contextual-spacing="false"/>
      <style:text-properties officeooo:rsid="003160ce" officeooo:paragraph-rsid="003160ce"/>
    </style:style>
    <style:style style:name="P23" style:family="paragraph" style:parent-style-name="Text_20_body" style:list-style-name="L5"/>
    <style:style style:name="P24" style:family="paragraph" style:parent-style-name="Text_20_body" style:list-style-name="L5">
      <style:text-properties officeooo:rsid="0031e509" officeooo:paragraph-rsid="0031e509"/>
    </style:style>
    <style:style style:name="P25" style:family="paragraph" style:parent-style-name="Text_20_body" style:list-style-name="L6"/>
    <style:style style:name="P26" style:family="paragraph" style:parent-style-name="Text_20_body" style:list-style-name="L6">
      <style:paragraph-properties fo:margin-top="0in" fo:margin-bottom="0in" style:contextual-spacing="false"/>
      <style:text-properties officeooo:paragraph-rsid="001f2f9a"/>
    </style:style>
    <style:style style:name="P27" style:family="paragraph" style:parent-style-name="Text_20_body" style:list-style-name="L2">
      <style:text-properties officeooo:rsid="0041dffb" officeooo:paragraph-rsid="00470319" fo:background-color="#ffff00"/>
    </style:style>
    <style:style style:name="P28" style:family="paragraph" style:parent-style-name="Text_20_body" style:list-style-name="L5">
      <style:text-properties officeooo:rsid="004a0432" officeooo:paragraph-rsid="004a0432" fo:background-color="#ffff00"/>
    </style:style>
    <style:style style:name="P29" style:family="paragraph" style:parent-style-name="Text_20_body">
      <style:text-properties officeooo:rsid="00402375" officeooo:paragraph-rsid="00402375" fo:background-color="#ffff00"/>
    </style:style>
    <style:style style:name="T1" style:family="text">
      <style:text-properties officeooo:rsid="002ce966"/>
    </style:style>
    <style:style style:name="T2" style:family="text">
      <style:text-properties officeooo:rsid="0022826a"/>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officeooo:rsid="000d89f7" style:font-style-asian="italic" style:font-style-complex="italic"/>
    </style:style>
    <style:style style:name="T6" style:family="text">
      <style:text-properties fo:font-style="italic" officeooo:rsid="00353dfb" style:font-style-asian="italic" style:font-style-complex="italic"/>
    </style:style>
    <style:style style:name="T7" style:family="text">
      <style:text-properties fo:font-style="italic" officeooo:rsid="003eb1ab" style:font-style-asian="italic" style:font-style-complex="italic"/>
    </style:style>
    <style:style style:name="T8" style:family="text">
      <style:text-properties fo:font-style="italic" officeooo:rsid="009dbfd0" style:font-style-asian="italic" style:font-style-complex="italic"/>
    </style:style>
    <style:style style:name="T9" style:family="text">
      <style:text-properties fo:font-style="italic" officeooo:rsid="00470319" style:font-style-asian="italic" style:font-style-complex="italic"/>
    </style:style>
    <style:style style:name="T10" style:family="text">
      <style:text-properties fo:font-style="italic" fo:font-weight="normal" officeooo:rsid="000d89f7" style:font-style-asian="italic" style:font-weight-asian="normal" style:font-style-complex="italic" style:font-weight-complex="normal"/>
    </style:style>
    <style:style style:name="T11" style:family="text">
      <style:text-properties fo:font-style="italic" officeooo:rsid="003eb1ab" fo:background-color="#ffff00" loext:char-shading-value="0" style:font-style-asian="italic" style:font-style-complex="italic"/>
    </style:style>
    <style:style style:name="T12" style:family="text">
      <style:text-properties fo:font-style="italic" officeooo:rsid="00402375" fo:background-color="#ffff00" loext:char-shading-value="0" style:font-style-asian="italic" style:font-style-complex="italic"/>
    </style:style>
    <style:style style:name="T13" style:family="text">
      <style:text-properties fo:font-style="italic" officeooo:rsid="0041dffb" fo:background-color="#ffff00" loext:char-shading-value="0" style:font-style-asian="italic" style:font-style-complex="italic"/>
    </style:style>
    <style:style style:name="T14" style:family="text">
      <style:text-properties officeooo:rsid="000d89f7"/>
    </style:style>
    <style:style style:name="T15" style:family="text">
      <style:text-properties officeooo:rsid="0018f916"/>
    </style:style>
    <style:style style:name="T16" style:family="text">
      <style:text-properties officeooo:rsid="00193d7c"/>
    </style:style>
    <style:style style:name="T17" style:family="text">
      <style:text-properties officeooo:rsid="001b1554"/>
    </style:style>
    <style:style style:name="T18" style:family="text">
      <style:text-properties officeooo:rsid="003aa6a6"/>
    </style:style>
    <style:style style:name="T19" style:family="text">
      <style:text-properties officeooo:rsid="0033a8e9"/>
    </style:style>
    <style:style style:name="T20" style:family="text">
      <style:text-properties officeooo:rsid="00370f69"/>
    </style:style>
    <style:style style:name="T21" style:family="text">
      <style:text-properties officeooo:rsid="002ec218"/>
    </style:style>
    <style:style style:name="T22" style:family="text">
      <style:text-properties officeooo:rsid="003160ce"/>
    </style:style>
    <style:style style:name="T23" style:family="text">
      <style:text-properties officeooo:rsid="0024b023"/>
    </style:style>
    <style:style style:name="T24" style:family="text">
      <style:text-properties officeooo:rsid="0031e509"/>
    </style:style>
    <style:style style:name="T25" style:family="text">
      <style:text-properties officeooo:rsid="003eb1ab" fo:background-color="#ffff00" loext:char-shading-value="0"/>
    </style:style>
    <style:style style:name="T26" style:family="text">
      <style:text-properties officeooo:rsid="00402375" fo:background-color="#ffff00" loext:char-shading-value="0"/>
    </style:style>
    <style:style style:name="T27" style:family="text">
      <style:text-properties officeooo:rsid="0041dffb" fo:background-color="#ffff00" loext:char-shading-value="0"/>
    </style:style>
    <style:style style:name="T28" style:family="text">
      <style:text-properties officeooo:rsid="00430252" fo:background-color="#ffff00" loext:char-shading-value="0"/>
    </style:style>
    <style:style style:name="T29" style:family="text">
      <style:text-properties officeooo:rsid="0044899d"/>
    </style:style>
    <style:style style:name="T30" style:family="text">
      <style:text-properties officeooo:rsid="00460a4d"/>
    </style:style>
    <style:style style:name="T31" style:family="text">
      <style:text-properties style:text-underline-style="solid" style:text-underline-width="auto" style:text-underline-color="font-color"/>
    </style:style>
    <style:style style:name="T32" style:family="text">
      <style:text-properties officeooo:rsid="00470319"/>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2"><text:span text:style-name="T1">Valuta: e</text:span>sercizio con Java su classi, ereditarietà, polimorfismo</text:h>
      <text:p text:style-name="P29">In giallo le modifiche da apportare</text:p>
      <text:h text:style-name="Heading_20_3" text:outline-level="3">Valuta</text:h>
      <text:p text:style-name="P1">Creare una classe <text:span text:style-name="T2">Java</text:span> che rappresenti una valuta monetaria, con i seguenti attributi e metodi<text:line-break/><text:line-break/>attributi: </text:p>
      <text:p text:style-name="P1"/>
      <text:list text:style-name="L1">
        <text:list-item>
          <text:p text:style-name="P15"><text:span text:style-name="T4">divisa:</text:span> (es. EUR, vedi <text:a xlink:type="simple" xlink:href="https://it.wikipedia.org/wiki/ISO_4217" text:style-name="Internet_20_link" text:visited-style-name="Visited_20_Internet_20_Link">https://it.wikipedia.org/wiki/ISO_4217</text:a> per altri codici);</text:p>
        </text:list-item>
        <text:list-item>
          <text:p text:style-name="P16"><text:span text:style-name="T4">tasso</text:span><text:span text:style-name="T7">:</text:span> di cambio (rate) rispetto al dollaro americano (USD). </text:p>
        </text:list-item>
        <text:list-item>
          <text:p text:style-name="P17"><text:span text:style-name="T12">Zona:</text:span><text:span text:style-name="T26"> </text:span><text:span text:style-name="T28">(ZoneId) </text:span><text:span text:style-name="T26">zona relativa alla data del tasso. Trattandosi di valute finanziarie relative a nazioni localizzate in </text:span><text:span text:style-name="T27">di</text:span><text:span text:style-name="T26">versi fusi orari, è necessario eliminare l’ambi</text:span><text:span text:style-name="T27">buità relativa ad una data-ora.</text:span></text:p>
        </text:list-item>
        <text:list-item>
          <text:p text:style-name="P17"><text:span text:style-name="T13">d</text:span><text:span text:style-name="T11">ata </text:span><text:span text:style-name="T12">e ora</text:span><text:span text:style-name="T11">:</text:span><text:span text:style-name="T25"> </text:span><text:span text:style-name="T27">(DateTime) </text:span><text:span text:style-name="T25">data relativa al tasso di cambio.</text:span><text:line-break/><text:span text:style-name="T14">Definizione </text:span><text:span text:style-name="T15">[</text:span><text:span text:style-name="T16">Da: </text:span><text:a xlink:type="simple" xlink:href="https://www.tradingsulforex.org/tasso-di-cambio.php" text:style-name="Internet_20_link" text:visited-style-name="Visited_20_Internet_20_Link"><text:span text:style-name="T15">https://www.tradingsulforex.org/tasso-di-cambio.php</text:span></text:a><text:span text:style-name="T15">]</text:span><text:span text:style-name="T14">: Il tasso di cambio tra due valute esprime di prezzo di una valuta in termini di un’altra. In altre parole il tasso di cambio indica il rapporto con cui una valuta può essere scambiata con un’altra. </text:span></text:p>
          <text:p text:style-name="P14"><text:span text:style-name="T14">Per convenzione quando si indica il tasso di cambio tra una coppia di valute, una di queste viene posta al numeratore, e l’altra al denominatore. Quella scritta per prima, cioè quella al numeratore, viene chiamata </text:span><text:span text:style-name="T10">valuta base</text:span><text:span text:style-name="T14"> o principale, mentre quella scritta per seconda, cioè quella al denominatore, viene chiamata </text:span><text:span text:style-name="T5">valuta quotata</text:span><text:span text:style-name="T14">. </text:span></text:p>
          <text:p text:style-name="P14"><text:span text:style-name="T14">Il tasso di cambio esprime quindi la </text:span><text:span text:style-name="T5">quantità di moneta quotata necessaria per acquistare una unita di valuta base</text:span><text:span text:style-name="T14">. </text:span></text:p>
          <text:p text:style-name="P18">Per chiarire meglio il concetto facciamo un esempio con il tasso di cambio tra euro e dollaro americano. Il tasso di cambio viene scritto in questo modo: EUR/USD = 1,2467. Analizzando gli elementi abbiamo: EUR (cioè l’euro) è la valuta base, posta al numeratore USD (cioè il dollaro statunitense) è la valuta quotata, posta al denominatore. Questa formula significa che 1 euro equivale a 1,2467 dollari. Quindi se devo cambiare euro in dollari, per ogni euro riceverò 1,2467 dollari.</text:p>
          <text:p text:style-name="P14"><text:span text:style-name="T16">S</text:span>e si vogliono utilizzare dei tassi reali, si vedano i valori (colonna rate) nel file allegato <text:span text:style-name="T17">o un convertitore online: </text:span><text:a xlink:type="simple" xlink:href="https://www.oanda.com/currency-converter/it/" text:style-name="Internet_20_link" text:visited-style-name="Visited_20_Internet_20_Link"><text:span text:style-name="T17">https://www.oanda.com/currency-converter/it/</text:span></text:a></text:p>
        </text:list-item>
      </text:list>
      <text:p text:style-name="Text_20_body">motodi:</text:p>
      <text:list text:style-name="L2">
        <text:list-item>
          <text:p text:style-name="P19">un metodo (converti) che riceve come parametro un importo e ne restituisce l'equivalente in USD;</text:p>
        </text:list-item>
        <text:list-item>
          <text:p text:style-name="P27">un metodo che restituisce la data-ora (ZonedDateTime<text:span text:style-name="T30">),</text:span> <text:span text:style-name="T31">stesso istante</text:span>, relativa ad una diversa zona, passata come parametro; <text:span text:style-name="T29">vedi dispensa </text:span><text:a xlink:type="simple" xlink:href="https://drive.google.com/file/d/17foF3uRuLcxZZnknEnhFlWqQhafDk2OO/view?usp=classroom_web&amp;authuser=0" text:style-name="Internet_20_link" text:visited-style-name="Visited_20_Internet_20_Link"><text:span text:style-name="T29">Date &amp; Time con Java.pdf</text:span></text:a><text:span text:style-name="T29"> (Classroom), in particolare, la “Nota importante di pag. 11”. </text:span><text:span text:style-name="T32">Usare il metodo <text:s/></text:span><text:span text:style-name="T8">withZoneSameInstant.</text:span></text:p>
        </text:list-item>
        <text:list-item>
          <text:p text:style-name="P27"><text:soft-page-break/>un metodo che restituisce la <text:span text:style-name="T30">stessa </text:span>data-ora (ZonedDateTime<text:span text:style-name="T30">)</text:span>, relativa ad una diversa zona, passata come parametro; <text:span text:style-name="T29">vedi dispensa </text:span><text:a xlink:type="simple" xlink:href="https://drive.google.com/file/d/17foF3uRuLcxZZnknEnhFlWqQhafDk2OO/view?usp=classroom_web&amp;authuser=0" text:style-name="Internet_20_link" text:visited-style-name="Visited_20_Internet_20_Link"><text:span text:style-name="T29">Date &amp; Time con Java.pdf</text:span></text:a><text:span text:style-name="T29"> (Classroom), in particolare, la “Nota importante di pag. 11”. </text:span><text:span text:style-name="T32">Usare il metodo <text:s/></text:span><text:span text:style-name="T8">withZoneSame</text:span><text:span text:style-name="T9">Local</text:span><text:span text:style-name="T8">.</text:span></text:p>
        </text:list-item>
      </text:list>
      <text:h text:style-name="P10" text:outline-level="3">ValutaPlus</text:h>
      <text:p text:style-name="P2">Creare una classe che erediti at<text:span text:style-name="T18">t</text:span>ributi e metodi della classe Valuta e che, inoltre, contenga un elenco dei tagli monetari, esempio, per l’euro (1cent, 2 cent, 5cent, 10cent, 20 cent, 50cent, 1e, 2e, 5e, 10e, 20e, 50e, 100e, 200e). La nuova classe do<text:span text:style-name="T18">v</text:span>rà avere <text:span text:style-name="T18">due </text:span>metod<text:span text:style-name="T18">i</text:span> che ricev<text:span text:style-name="T18">ono </text:span>come parametro un importo, <text:span text:style-name="T18">nel primo caso, e un float, nel secondo caso</text:span>, e <text:span text:style-name="T18">che </text:span>restituisc<text:span text:style-name="T18">ono </text:span>l’elenco dei tagli che permettono di rappresentare tale importo; esempio 23,53e = 1 da 20e, 1 da 2e, 1 da 1e, 1 da 50cent 1 da 2cent, 1 da 1cent. <text:span text:style-name="T18">Nel primo caso (parametro di classe Importo) si dovrà controllare che la valuta dell’importo corrisponda alla valuta dell’oggetto di classe ValutaPlus, in caso contrario eseguire la conversione usando uno dei metodi disponibili (già creati).</text:span></text:p>
      <text:h text:style-name="P11" text:outline-level="3">ValutaTax</text:h>
      <text:p text:style-name="P3">Le valute possono essere raggruppate in base al tipo di tassazione applicato dallo stato quando si effettua il cambio verso una valua straniera. I metodi di calcolo <text:s/>sono 3: </text:p>
      <text:list text:style-name="L3">
        <text:list-item>
          <text:p text:style-name="P20">metodo Europa: <text:span text:style-name="T4">importo tassa = importo valuta /1000</text:span></text:p>
        </text:list-item>
        <text:list-item>
          <text:p text:style-name="P20">metodo Americhe: i<text:span text:style-name="T4">mporto tassa = importo valuta / 900 + </text:span><text:span text:style-name="T6">2</text:span></text:p>
        </text:list-item>
        <text:list-item>
          <text:p text:style-name="P20">metodo Asia/Africa: importo tassa = <text:span text:style-name="T4">importo valuta (in dollari) / 800 – 2</text:span> <text:span text:style-name="T19">in caso di risultato minore di 0, retituire il valore 0.</text:span></text:p>
        </text:list-item>
      </text:list>
      <text:p text:style-name="P5">Si applichi il polimorfismo (creare tre classi figlie della classe Valuta, esempio: ValutaEuropa...) in modo che si possa invocare un metodo (calcolaTassa(...)) che esegua il calcolo dalla tassa applicando la formula corretta, in base all’area geografica di appartenenza della valuta.</text:p>
      <text:h text:style-name="P12" text:outline-level="3">Importo</text:h>
      <text:p text:style-name="P6">Creare una classe (Importo) avente:</text:p>
      <text:p text:style-name="P6">attributi:</text:p>
      <text:list text:style-name="L4">
        <text:list-item>
          <text:p text:style-name="P21">importo</text:p>
        </text:list-item>
        <text:list-item>
          <text:p text:style-name="P21">valuta: istanza della classe Valuta, nella quale l’impo<text:span text:style-name="T20">r</text:span>to viene espresso</text:p>
        </text:list-item>
      </text:list>
      <text:p text:style-name="P6">metodi:</text:p>
      <text:p text:style-name="P7">un metodo che trasforma l’importo nel corrispondente importo di un’altra valuta: riceve un oggetto Valuta come parametro (usare una copia dell’oggetto).</text:p>
      <text:h text:style-name="P13" text:outline-level="3">Cambio</text:h>
      <text:p text:style-name="P1">Creare una classe <text:span text:style-name="T2">Java</text:span> (<text:span text:style-name="T21">Cambio</text:span>) <text:span text:style-name="T22">avente</text:span> i seguenti attributi e metodi:<text:line-break/><text:line-break/>attributi: </text:p>
      <text:p text:style-name="P1"/>
      <text:list text:style-name="L5">
        <text:list-item>
          <text:p text:style-name="P23">un <text:span text:style-name="T2">array </text:span>contenente <text:span text:style-name="T2">alcune istanze della classe Valuta</text:span> <text:s/>(sceglierne un sottoinsieme dal file allegato)</text:p>
        </text:list-item>
        <text:list-item>
          <text:p text:style-name="P24"><text:soft-page-break/>un intero contenente la dimensione dell’array</text:p>
        </text:list-item>
        <text:list-item>
          <text:p text:style-name="P28">data e ora in cui è stato effettuato il cambio (transazione).</text:p>
        </text:list-item>
      </text:list>
      <text:p text:style-name="P8">metodi:</text:p>
      <text:list text:style-name="L6">
        <text:list-item>
          <text:p text:style-name="P26">un metodo costruttore che riceva <text:span text:style-name="T23">un array</text:span>, con le istanze delle altre valute, da assegnare <text:span text:style-name="T23">all’array delle valute</text:span> di cui sopra (le istanze verranno create nel<text:span text:style-name="T23">la</text:span> <text:span text:style-name="T23">classe</text:span> di test).</text:p>
          <text:p text:style-name="P22">Attenzione, al costruttore non deve essere passato il riferimento dell’array: copie, costruttore di copia.</text:p>
        </text:list-item>
        <text:list-item>
          <text:p text:style-name="P25">un metodo che riceve come parametro, una <text:span text:style-name="T24">valuta</text:span><text:span text:style-name="T3"> </text:span>ed un importo <text:span text:style-name="T24">(entrambi oggetti delle rispettive classi),</text:span> e, che restituisca, <text:span text:style-name="T24">un oggetto di classe Importo</text:span>, convertito nella <text:span text:style-name="T24">valuta passata come parametro</text:span>. Nota (Da: <text:a xlink:type="simple" xlink:href="https://it.wikipedia.org/wiki/Tasso_di_cambio#Tasso_di_cambio_incrociato_(o_cross_rate)" text:style-name="Internet_20_link" text:visited-style-name="Visited_20_Internet_20_Link">https://it.wikipedia.org/wiki/Tasso_di_cambio#Tasso_di_cambio_incrociato_(o_cross_rate)</text:a><text:line-break/>): è possibile calcolare il tasso di cambio tra due monete (divise), A e B, anche in modo indiretto. Quando si ha a disposizione il tasso di cambio di entrambe le monete rispetto ad una terza moneta, D, è possibile individuare il tasso di cambio tra le due monete calcolando il rapporto tra i rispettivi tassi di cambio delle due monete con la terza. In formula: <text:span text:style-name="T4">tassoAB = tassoAD / tassoBD</text:span>. (nel nostro caso D è lo USD, A è la divisa il cui importo viene fornito come parametro, B è la divisa corrente (dell'istanza). Il tasso della divisa A lo si dovrà <text:s/>recuperare dalla lista delle valute.</text:p>
        </text:list-item>
      </text:list>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25T22:53:12.482345271</meta:creation-date>
    <dc:date>2024-11-12T12:09:06.072000000</dc:date>
    <meta:editing-duration>PT5H19M35S</meta:editing-duration>
    <meta:editing-cycles>43</meta:editing-cycles>
    <meta:generator>LibreOffice/24.2.3.2$Windows_X86_64 LibreOffice_project/433d9c2ded56988e8a90e6b2e771ee4e6a5ab2ba</meta:generator>
    <meta:print-date>2024-10-23T08:50:42.781000000</meta:print-date>
    <meta:printed-by>File PDF</meta:printed-by>
    <meta:document-statistic meta:table-count="0" meta:image-count="0" meta:object-count="0" meta:page-count="3" meta:paragraph-count="40" meta:word-count="917" meta:character-count="5866" meta:non-whitespace-character-count="4996"/>
  </office:meta>
</office:document-meta>
</file>